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1632in" table:align="left"/>
    </style:style>
    <style:style style:name="Table1.A" style:family="table-column">
      <style:table-column-properties style:column-width="0.2174in"/>
    </style:style>
    <style:style style:name="Table1.B" style:family="table-column">
      <style:table-column-properties style:column-width="0.2458in"/>
    </style:style>
    <style:style style:name="Table1.C" style:family="table-column">
      <style:table-column-properties style:column-width="0.2528in"/>
    </style:style>
    <style:style style:name="Table1.D" style:family="table-column">
      <style:table-column-properties style:column-width="0.3139in"/>
    </style:style>
    <style:style style:name="Table1.F" style:family="table-column">
      <style:table-column-properties style:column-width="0.6924in"/>
    </style:style>
    <style:style style:name="Table1.G" style:family="table-column">
      <style:table-column-properties style:column-width="1.12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507in" style:rel-column-width="3318*"/>
    </style:style>
    <style:style style:name="Table2.B" style:family="table-column">
      <style:table-column-properties style:column-width="4.266in" style:rel-column-width="40371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78in" style:rel-column-width="3575*"/>
    </style:style>
    <style:style style:name="Table3.B" style:family="table-column">
      <style:table-column-properties style:column-width="4.2389in" style:rel-column-width="40114*"/>
    </style:style>
    <style:style style:name="Table3.C" style:family="table-column">
      <style:table-column-properties style:column-width="2.3083in" style:rel-column-width="2184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4167in" style:rel-column-width="3943*"/>
    </style:style>
    <style:style style:name="Table4.B" style:family="table-column">
      <style:table-column-properties style:column-width="3.5611in" style:rel-column-width="33700*"/>
    </style:style>
    <style:style style:name="Table4.C" style:family="table-column">
      <style:table-column-properties style:column-width="2.9472in" style:rel-column-width="27892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d165" officeooo:paragraph-rsid="0004d165"/>
    </style:style>
    <style:style style:name="P2" style:family="paragraph" style:parent-style-name="Standard">
      <style:text-properties officeooo:paragraph-rsid="0004d165"/>
    </style:style>
    <style:style style:name="P3" style:family="paragraph" style:parent-style-name="Standard">
      <style:text-properties officeooo:rsid="00067e54" officeooo:paragraph-rsid="00067e54"/>
    </style:style>
    <style:style style:name="P4" style:family="paragraph" style:parent-style-name="Standard">
      <style:text-properties officeooo:rsid="00071b14" officeooo:paragraph-rsid="00071b14"/>
    </style:style>
    <style:style style:name="P5" style:family="paragraph" style:parent-style-name="Standard">
      <style:text-properties officeooo:rsid="00071b14" officeooo:paragraph-rsid="000c89c0"/>
    </style:style>
    <style:style style:name="P6" style:family="paragraph" style:parent-style-name="Standard">
      <style:text-properties officeooo:rsid="00071b14" officeooo:paragraph-rsid="00100c9b"/>
    </style:style>
    <style:style style:name="P7" style:family="paragraph" style:parent-style-name="Standard">
      <style:text-properties officeooo:paragraph-rsid="00071b14"/>
    </style:style>
    <style:style style:name="P8" style:family="paragraph" style:parent-style-name="Standard">
      <style:text-properties officeooo:rsid="000a116b" officeooo:paragraph-rsid="000a116b"/>
    </style:style>
    <style:style style:name="P9" style:family="paragraph" style:parent-style-name="Table_20_Contents">
      <style:text-properties officeooo:rsid="000a116b" officeooo:paragraph-rsid="000a116b"/>
    </style:style>
    <style:style style:name="P10" style:family="paragraph" style:parent-style-name="Standard">
      <style:text-properties officeooo:rsid="000a8a4c" officeooo:paragraph-rsid="000a8a4c"/>
    </style:style>
    <style:style style:name="P11" style:family="paragraph" style:parent-style-name="Table_20_Contents">
      <style:text-properties officeooo:rsid="000a8a4c" officeooo:paragraph-rsid="000a8a4c"/>
    </style:style>
    <style:style style:name="P12" style:family="paragraph" style:parent-style-name="Standard">
      <style:text-properties officeooo:rsid="000a8a4c" officeooo:paragraph-rsid="00100c9b"/>
    </style:style>
    <style:style style:name="P13" style:family="paragraph" style:parent-style-name="Standard">
      <style:text-properties officeooo:rsid="000f3949" officeooo:paragraph-rsid="000f3949"/>
    </style:style>
    <style:style style:name="P14" style:family="paragraph" style:parent-style-name="Standard">
      <style:text-properties officeooo:rsid="00100c9b" officeooo:paragraph-rsid="00100c9b"/>
    </style:style>
    <style:style style:name="P15" style:family="paragraph" style:parent-style-name="Standard">
      <style:text-properties officeooo:rsid="00100c9b" officeooo:paragraph-rsid="001186fc"/>
    </style:style>
    <style:style style:name="P16" style:family="paragraph" style:parent-style-name="Standard">
      <style:text-properties officeooo:rsid="00100c9b" officeooo:paragraph-rsid="00133cf8"/>
    </style:style>
    <style:style style:name="P17" style:family="paragraph" style:parent-style-name="Standard">
      <style:text-properties fo:font-weight="bold" officeooo:rsid="00100c9b" officeooo:paragraph-rsid="00100c9b" style:font-weight-asian="bold" style:font-weight-complex="bold"/>
    </style:style>
    <style:style style:name="P18" style:family="paragraph" style:parent-style-name="Standard">
      <style:text-properties fo:font-weight="bold" officeooo:rsid="000a8a4c" officeooo:paragraph-rsid="000a8a4c" style:font-weight-asian="bold" style:font-weight-complex="bold"/>
    </style:style>
    <style:style style:name="P19" style:family="paragraph" style:parent-style-name="Standard">
      <style:text-properties fo:font-weight="bold" officeooo:rsid="00071b14" officeooo:paragraph-rsid="000a116b" style:font-weight-asian="bold" style:font-weight-complex="bold"/>
    </style:style>
    <style:style style:name="P20" style:family="paragraph" style:parent-style-name="Standard">
      <style:text-properties fo:font-weight="bold" officeooo:rsid="00067e54" officeooo:paragraph-rsid="00067e54" style:font-weight-asian="bold" style:font-weight-complex="bold"/>
    </style:style>
    <style:style style:name="P21" style:family="paragraph" style:parent-style-name="Standard">
      <style:text-properties fo:font-weight="bold" officeooo:rsid="0004d165" officeooo:paragraph-rsid="0004d165" style:font-weight-asian="bold" style:font-weight-complex="bold"/>
    </style:style>
    <style:style style:name="P22" style:family="paragraph" style:parent-style-name="Table_20_Contents">
      <style:text-properties fo:font-weight="bold" officeooo:rsid="000a116b" officeooo:paragraph-rsid="000a116b" style:font-weight-asian="bold" style:font-weight-complex="bold"/>
    </style:style>
    <style:style style:name="P23" style:family="paragraph" style:parent-style-name="Standard">
      <style:text-properties fo:font-weight="bold" officeooo:rsid="0014d89f" officeooo:paragraph-rsid="0014d89f" style:font-weight-asian="bold" style:font-weight-complex="bold"/>
    </style:style>
    <style:style style:name="P24" style:family="paragraph" style:parent-style-name="Standard">
      <style:text-properties fo:font-weight="bold" officeooo:rsid="0014d89f" officeooo:paragraph-rsid="0015e4f6" style:font-weight-asian="bold" style:font-weight-complex="bold"/>
    </style:style>
    <style:style style:name="P25" style:family="paragraph" style:parent-style-name="Standard">
      <style:text-properties fo:font-weight="bold" officeooo:rsid="0014d89f" officeooo:paragraph-rsid="001ed6a7" style:font-weight-asian="bold" style:font-weight-complex="bold"/>
    </style:style>
    <style:style style:name="P26" style:family="paragraph" style:parent-style-name="Standard">
      <style:text-properties officeooo:paragraph-rsid="00100c9b"/>
    </style:style>
    <style:style style:name="P27" style:family="paragraph" style:parent-style-name="Table_20_Contents">
      <style:text-properties officeooo:rsid="001186fc" officeooo:paragraph-rsid="001186fc"/>
    </style:style>
    <style:style style:name="P28" style:family="paragraph" style:parent-style-name="Standard">
      <style:text-properties officeooo:rsid="00133cf8" officeooo:paragraph-rsid="00133cf8"/>
    </style:style>
    <style:style style:name="P29" style:family="paragraph" style:parent-style-name="Table_20_Contents">
      <style:text-properties officeooo:rsid="00133cf8" officeooo:paragraph-rsid="00133cf8"/>
    </style:style>
    <style:style style:name="P30" style:family="paragraph" style:parent-style-name="Table_20_Contents">
      <style:text-properties fo:color="#2cee0e" loext:opacity="100%" officeooo:rsid="00133cf8" officeooo:paragraph-rsid="00133cf8"/>
    </style:style>
    <style:style style:name="P31" style:family="paragraph" style:parent-style-name="Table_20_Contents">
      <style:text-properties officeooo:rsid="0015e4f6" officeooo:paragraph-rsid="0015e4f6"/>
    </style:style>
    <style:style style:name="P32" style:family="paragraph" style:parent-style-name="Table_20_Contents">
      <style:text-properties officeooo:rsid="0015e4f6" officeooo:paragraph-rsid="001ed6a7"/>
    </style:style>
    <style:style style:name="P33" style:family="paragraph" style:parent-style-name="Standard">
      <style:text-properties fo:font-weight="normal" officeooo:rsid="0014d89f" officeooo:paragraph-rsid="0015e4f6" style:font-weight-asian="normal" style:font-weight-complex="normal"/>
    </style:style>
    <style:style style:name="P34" style:family="paragraph" style:parent-style-name="Standard">
      <style:text-properties fo:font-weight="normal" officeooo:rsid="001c119b" officeooo:paragraph-rsid="001c119b" style:font-weight-asian="normal" style:font-weight-complex="normal"/>
    </style:style>
    <style:style style:name="P35" style:family="paragraph" style:parent-style-name="Standard">
      <style:text-properties fo:font-weight="normal" officeooo:rsid="00257e9d" officeooo:paragraph-rsid="00257e9d" style:font-weight-asian="normal" style:font-weight-complex="normal"/>
    </style:style>
    <style:style style:name="P36" style:family="paragraph" style:parent-style-name="Standard">
      <style:text-properties fo:font-weight="normal" officeooo:rsid="00257e9d" officeooo:paragraph-rsid="0026d2a8" style:font-weight-asian="normal" style:font-weight-complex="normal"/>
    </style:style>
    <style:style style:name="P37" style:family="paragraph" style:parent-style-name="Table_20_Contents">
      <style:text-properties officeooo:rsid="001ed6a7" officeooo:paragraph-rsid="001ed6a7"/>
    </style:style>
    <style:style style:name="P38" style:family="paragraph" style:parent-style-name="Standard">
      <style:text-properties officeooo:paragraph-rsid="0020feb4"/>
    </style:style>
    <style:style style:name="P39" style:family="paragraph" style:parent-style-name="Table_20_Contents">
      <style:text-properties officeooo:rsid="00220591" officeooo:paragraph-rsid="00220591"/>
    </style:style>
    <style:style style:name="P40" style:family="paragraph" style:parent-style-name="Table_20_Contents">
      <style:text-properties officeooo:rsid="0026d85c" officeooo:paragraph-rsid="0026d85c"/>
    </style:style>
    <style:style style:name="P41" style:family="paragraph" style:parent-style-name="Table_20_Contents">
      <style:text-properties officeooo:rsid="00277cf0" officeooo:paragraph-rsid="00277cf0"/>
    </style:style>
    <style:style style:name="P42" style:family="paragraph" style:parent-style-name="Table_20_Contents">
      <style:text-properties officeooo:rsid="00280346" officeooo:paragraph-rsid="00280346"/>
    </style:style>
    <style:style style:name="P43" style:family="paragraph" style:parent-style-name="Standard">
      <style:text-properties fo:font-weight="bold" officeooo:rsid="001c119b" officeooo:paragraph-rsid="001c119b" style:font-weight-asian="bold" style:font-weight-complex="bold"/>
    </style:style>
    <style:style style:name="P44" style:family="paragraph" style:parent-style-name="Standard">
      <style:text-properties fo:font-weight="bold" officeooo:rsid="00257e9d" officeooo:paragraph-rsid="00257e9d" style:font-weight-asian="bold" style:font-weight-complex="bold"/>
    </style:style>
    <style:style style:name="P45" style:family="paragraph" style:parent-style-name="Standard">
      <style:text-properties fo:font-weight="bold" officeooo:rsid="00280346" officeooo:paragraph-rsid="00280346" style:font-weight-asian="bold" style:font-weight-complex="bold"/>
    </style:style>
    <style:style style:name="P46" style:family="paragraph" style:parent-style-name="Standard">
      <style:text-properties fo:font-weight="bold" officeooo:rsid="0014d89f" officeooo:paragraph-rsid="00296508" style:font-weight-asian="bold" style:font-weight-complex="bold"/>
    </style:style>
    <style:style style:name="P47" style:family="paragraph" style:parent-style-name="Standard">
      <style:text-properties fo:font-weight="normal" officeooo:rsid="0020feb4" officeooo:paragraph-rsid="0020feb4" style:font-weight-asian="normal" style:font-weight-complex="normal"/>
    </style:style>
    <style:style style:name="P48" style:family="paragraph" style:parent-style-name="Standard">
      <style:text-properties fo:font-weight="normal" officeooo:rsid="001c119b" officeooo:paragraph-rsid="001c119b" style:font-weight-asian="normal" style:font-weight-complex="normal"/>
    </style:style>
    <style:style style:name="P49" style:family="paragraph" style:parent-style-name="Standard">
      <style:text-properties fo:font-weight="normal" officeooo:rsid="00257e9d" officeooo:paragraph-rsid="00257e9d" style:font-weight-asian="normal" style:font-weight-complex="normal"/>
    </style:style>
    <style:style style:name="P50" style:family="paragraph" style:parent-style-name="Standard">
      <style:text-properties fo:font-weight="normal" officeooo:rsid="00257e9d" officeooo:paragraph-rsid="0026d2a8" style:font-weight-asian="normal" style:font-weight-complex="normal"/>
    </style:style>
    <style:style style:name="P51" style:family="paragraph" style:parent-style-name="Standard">
      <style:text-properties fo:font-weight="normal" officeooo:rsid="00257e9d" officeooo:paragraph-rsid="0026d85c" style:font-weight-asian="normal" style:font-weight-complex="normal"/>
    </style:style>
    <style:style style:name="P52" style:family="paragraph" style:parent-style-name="Standard">
      <style:text-properties fo:font-weight="normal" officeooo:rsid="00257e9d" officeooo:paragraph-rsid="00277cf0" style:font-weight-asian="normal" style:font-weight-complex="normal"/>
    </style:style>
    <style:style style:name="P53" style:family="paragraph" style:parent-style-name="Standard">
      <style:text-properties fo:font-weight="normal" officeooo:rsid="00257e9d" officeooo:paragraph-rsid="00296508" style:font-weight-asian="normal" style:font-weight-complex="normal"/>
    </style:style>
    <style:style style:name="P54" style:family="paragraph" style:parent-style-name="Standard">
      <style:text-properties fo:font-weight="normal" officeooo:rsid="0026d85c" officeooo:paragraph-rsid="0026d85c" style:font-weight-asian="normal" style:font-weight-complex="normal"/>
    </style:style>
    <style:style style:name="P55" style:family="paragraph" style:parent-style-name="Standard">
      <style:text-properties fo:font-weight="normal" officeooo:rsid="00296508" officeooo:paragraph-rsid="00296508" style:font-weight-asian="normal" style:font-weight-complex="normal"/>
    </style:style>
    <style:style style:name="P56" style:family="paragraph" style:parent-style-name="Table_20_Contents">
      <style:text-properties officeooo:rsid="00220591" officeooo:paragraph-rsid="00220591"/>
    </style:style>
    <style:style style:name="P57" style:family="paragraph" style:parent-style-name="Table_20_Contents">
      <style:text-properties officeooo:rsid="00296508" officeooo:paragraph-rsid="00296508"/>
    </style:style>
    <style:style style:name="P58" style:family="paragraph" style:parent-style-name="Table_20_Contents">
      <style:text-properties officeooo:rsid="002b061b" officeooo:paragraph-rsid="002b061b"/>
    </style:style>
    <style:style style:name="P59" style:family="paragraph">
      <loext:graphic-properties draw:fill="none"/>
    </style:style>
    <style:style style:name="T1" style:family="text">
      <style:text-properties officeooo:rsid="0004d165"/>
    </style:style>
    <style:style style:name="T2" style:family="text">
      <style:text-properties officeooo:rsid="00067e54"/>
    </style:style>
    <style:style style:name="T3" style:family="text">
      <style:text-properties officeooo:rsid="00071b14"/>
    </style:style>
    <style:style style:name="T4" style:family="text">
      <style:text-properties officeooo:rsid="000a8a4c"/>
    </style:style>
    <style:style style:name="T5" style:family="text">
      <style:text-properties officeooo:rsid="000c89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1b14" style:font-weight-asian="bold" style:font-weight-complex="bold"/>
    </style:style>
    <style:style style:name="T8" style:family="text">
      <style:text-properties fo:font-weight="bold" officeooo:rsid="0004d165" style:font-weight-asian="bold" style:font-weight-complex="bold"/>
    </style:style>
    <style:style style:name="T9" style:family="text">
      <style:text-properties officeooo:rsid="00100c9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00c9b" style:font-weight-asian="normal" style:font-weight-complex="normal"/>
    </style:style>
    <style:style style:name="T12" style:family="text">
      <style:text-properties fo:font-weight="normal" officeooo:rsid="00067e54" style:font-weight-asian="normal" style:font-weight-complex="normal"/>
    </style:style>
    <style:style style:name="T13" style:family="text">
      <style:text-properties fo:font-weight="normal" officeooo:rsid="0015e4f6" style:font-weight-asian="normal" style:font-weight-complex="normal"/>
    </style:style>
    <style:style style:name="T14" style:family="text">
      <style:text-properties fo:font-weight="normal" officeooo:rsid="001956ec" style:font-weight-asian="normal" style:font-weight-complex="normal"/>
    </style:style>
    <style:style style:name="T15" style:family="text">
      <style:text-properties fo:font-weight="normal" officeooo:rsid="0014d89f" style:font-weight-asian="normal" style:font-weight-complex="normal"/>
    </style:style>
    <style:style style:name="T16" style:family="text">
      <style:text-properties fo:font-weight="normal" officeooo:rsid="00220591" style:font-weight-asian="normal" style:font-weight-complex="normal"/>
    </style:style>
    <style:style style:name="T17" style:family="text">
      <style:text-properties fo:font-weight="normal" officeooo:rsid="00236daf" style:font-weight-asian="normal" style:font-weight-complex="normal"/>
    </style:style>
    <style:style style:name="T18" style:family="text">
      <style:text-properties officeooo:rsid="0020feb4"/>
    </style:style>
    <style:style style:name="T19" style:family="text">
      <style:text-properties officeooo:rsid="00220591"/>
    </style:style>
    <style:style style:name="T20" style:family="text">
      <style:text-properties officeooo:rsid="0026d2a8"/>
    </style:style>
    <style:style style:name="T21" style:family="text">
      <style:text-properties officeooo:rsid="00296508"/>
    </style: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591in" fo:min-width="6.392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043in" fo:min-width="6.373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9272in" fo:min-width="6.556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FLI INFORME 1</text:p>
      <text:p text:style-name="P21"/>
      <text:p text:style-name="P2"><text:span text:style-name="T8">a.</text:span><text:span text:style-name="T1"> </text:span>“No es cierto que tengas clase de baile o tengas partido de fútbol cuando y sólo cuando es lunes y no llueve”</text:p>
      <text:p text:style-name="P1">p: que tengas clase de baile</text:p>
      <text:p text:style-name="P1">q: tengas partido de fútbol</text:p>
      <text:p text:style-name="P1">r: es lunes</text:p>
      <text:p text:style-name="P1">s: llueve</text:p>
      <text:p text:style-name="P1"/>
      <text:p text:style-name="P26"><text:span text:style-name="T1">¬(p</text:span><text:span text:style-name="T9">∨</text:span><text:span text:style-name="T1">q) </text:span>↔<text:span text:style-name="T1">(r ^ ¬s)</text:span></text:p>
      <text:p text:style-name="P2"/>
      <text:p text:style-name="P2"><text:span text:style-name="T8">b.</text:span><text:span text:style-name="T1"> </text:span>“A no ser que no tenga este resfriado no iré al concierto porque los mocos no me dejan respirar” </text:p>
      <text:p text:style-name="P1">p: tenga este resfriado</text:p>
      <text:p text:style-name="P1">q: iré al concierto</text:p>
      <text:p text:style-name="P1">r: los mocos no me dejan respirar</text:p>
      <text:p text:style-name="P1"/>
      <text:p text:style-name="P38"><text:span text:style-name="T1">p</text:span>→<text:span text:style-name="T1">¬q→</text:span><text:span text:style-name="T18">r</text:span></text:p>
      <text:p text:style-name="P2"/>
      <text:p text:style-name="P21">2.</text:p>
      <text:p text:style-name="P2"><text:span text:style-name="T8">a.</text:span><text:span text:style-name="T1"> </text:span>”No es cierto que a no ser que llueva las plantas no crecerán, sin embargo, las plantas no crecerán a menos que haga sol”</text:p>
      <text:p text:style-name="P1">p: que llueva</text:p>
      <text:p text:style-name="P1">q: las plantas crecerán</text:p>
      <text:p text:style-name="P1">r: que haga sol</text:p>
      <text:p text:style-name="P1"/>
      <text:p text:style-name="P2">¬<text:span text:style-name="T1">(p → q) ^ (r →r)</text:span></text:p>
      <text:p text:style-name="P2"/>
      <text:p text:style-name="P2"><text:span text:style-name="T8">b.</text:span><text:span text:style-name="T1"> </text:span>”Pablo no estudiara Lógica si no tiene el libro; Eduardo aunque estudia Lógica tiene el libro”</text:p>
      <text:p text:style-name="P1">p: <text:span text:style-name="T2">Pablo </text:span>estudiará lógica</text:p>
      <text:p text:style-name="P3">q: Pablo tiene el libro</text:p>
      <text:p text:style-name="P3">r: Eduardo estudia lógica</text:p>
      <text:p text:style-name="P3">s: Eduardo tiene el libro</text:p>
      <text:p text:style-name="P3"/>
      <text:p text:style-name="P3">(¬q<text:span text:style-name="T1"> → ¬</text:span>p) ^ (r ^ s)</text:p>
      <text:p text:style-name="P3"/>
      <text:p text:style-name="P20">3.</text:p>
      <text:p text:style-name="P7"><text:span text:style-name="T7">a.</text:span><text:span text:style-name="T3"> </text:span>“Ni voy a ir a tu fiesta, ni voy a ir a la boda porque tengo un esguince”</text:p>
      <text:p text:style-name="P4">p: voy ir a tu fiesta</text:p>
      <text:p text:style-name="P4">q: voy a ir a la boda</text:p>
      <text:p text:style-name="P4">r: tengo un esguince</text:p>
      <text:p text:style-name="P4"/>
      <text:p text:style-name="P4">r <text:span text:style-name="T1">→</text:span>(<text:span text:style-name="T2">¬</text:span>p ^ <text:span text:style-name="T2">¬</text:span>q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<text:span text:style-name="T6">b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office:value-type="string">
            <text:p text:style-name="P22">p</text:p>
          </table:table-cell>
          <table:table-cell table:style-name="Table1.A1" office:value-type="string">
            <text:p text:style-name="P22">q</text:p>
          </table:table-cell>
          <table:table-cell table:style-name="Table1.A1" office:value-type="string">
            <text:p text:style-name="P22">r</text:p>
          </table:table-cell>
          <table:table-cell table:style-name="Table1.A1" office:value-type="string">
            <text:p text:style-name="P19"><text:span text:style-name="T2">¬</text:span>p</text:p>
          </table:table-cell>
          <table:table-cell table:style-name="Table1.A1" office:value-type="string">
            <text:p text:style-name="P19"><text:span text:style-name="T2">¬</text:span>q</text:p>
          </table:table-cell>
          <table:table-cell table:style-name="Table1.A1" office:value-type="string">
            <text:p text:style-name="P19"><text:span text:style-name="T2">¬</text:span>p ^ <text:span text:style-name="T2">¬</text:span>q</text:p>
          </table:table-cell>
          <table:table-cell table:style-name="Table1.G1" office:value-type="string">
            <text:p text:style-name="P19">r <text:span text:style-name="T1">→</text:span>(<text:span text:style-name="T2">¬</text:span>p ^ <text:span text:style-name="T2">¬</text:span>q)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11">V</text:p>
          </table:table-cell>
          <table:table-cell table:style-name="Table1.G2" office:value-type="string">
            <text:p text:style-name="P8">V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11">V</text:p>
          </table:table-cell>
          <table:table-cell table:style-name="Table1.G2" office:value-type="string">
            <text:p text:style-name="P9">V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G2" office:value-type="string">
            <text:p text:style-name="P9">V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G2" office:value-type="string">
            <text:p text:style-name="P11">F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V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F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V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F</text:p>
          </table:table-cell>
        </table:table-row>
      </table:table>
      <text:p text:style-name="P10">Contigente</text:p>
      <text:p text:style-name="P4"/>
      <text:p text:style-name="P18">c.</text:p>
      <text:p text:style-name="P12">r <text:span text:style-name="T1">→ </text:span><text:span text:style-name="T2">¬</text:span>(p<text:span text:style-name="T9">∨</text:span>q)</text:p>
      <text:p text:style-name="P6"><text:span text:style-name="T2">¬</text:span><text:span text:style-name="T5">r</text:span><text:span text:style-name="T9">∨</text:span><text:span text:style-name="T2">¬</text:span><text:span text:style-name="T4">(p</text:span><text:span text:style-name="T9">∨</text:span><text:span text:style-name="T4">q)</text:span></text:p>
      <text:p text:style-name="P5"/>
      <text:p text:style-name="P13">No tengo un esguince o no voy a ir a tu fiesta o a la boda</text:p>
      <text:p text:style-name="P13"/>
      <text:p text:style-name="P17">4.</text:p>
      <text:p text:style-name="P17">a.</text:p>
      <text:p text:style-name="P14">{ p→(q∨r), q→s, r→s } ⊢ p→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7"><draw:custom-shape text:anchor-type="paragraph" draw:z-index="0" draw:name="Shape 2" draw:style-name="gr3" draw:text-style-name="P59" svg:width="6.576in" svg:height="1.9469in" svg:x="0.1854in" svg:y="0.778in"><text:p/><draw:enhanced-geometry svg:viewBox="0 0 21600 21600" draw:type="rectangle" draw:enhanced-path="M 0 0 L 21600 0 21600 21600 0 21600 0 0 Z N"/></draw:custom-shape>1</text:p>
          </table:table-cell>
          <table:table-cell table:style-name="Table2.A1" office:value-type="string">
            <text:p text:style-name="P15">p → (q ∨ r)</text:p>
          </table:table-cell>
          <table:table-cell table:style-name="Table2.C1" office:value-type="string">
            <text:p text:style-name="P27">PR</text:p>
          </table:table-cell>
        </table:table-row>
        <table:table-row>
          <table:table-cell table:style-name="Table2.A2" office:value-type="string">
            <text:p text:style-name="P27">2</text:p>
          </table:table-cell>
          <table:table-cell table:style-name="Table2.A2" office:value-type="string">
            <text:p text:style-name="P15">q → s</text:p>
          </table:table-cell>
          <table:table-cell table:style-name="Table2.C2" office:value-type="string">
            <text:p text:style-name="P27">PR</text:p>
          </table:table-cell>
        </table:table-row>
        <table:table-row>
          <table:table-cell table:style-name="Table2.A2" office:value-type="string">
            <text:p text:style-name="P27"><draw:custom-shape text:anchor-type="paragraph" draw:z-index="1" draw:name="Shape 1" draw:style-name="gr2" draw:text-style-name="P59" svg:width="6.3933in" svg:height="0.524in" svg:x="0.2445in" svg:y="0.778in"><text:p/><draw:enhanced-geometry svg:viewBox="0 0 21600 21600" draw:type="rectangle" draw:enhanced-path="M 0 0 L 21600 0 21600 21600 0 21600 0 0 Z N"/></draw:custom-shape>3</text:p>
          </table:table-cell>
          <table:table-cell table:style-name="Table2.A2" office:value-type="string">
            <text:p text:style-name="P15">r → s</text:p>
          </table:table-cell>
          <table:table-cell table:style-name="Table2.C2" office:value-type="string">
            <text:p text:style-name="P27">PR</text:p>
          </table:table-cell>
        </table:table-row>
        <table:table-row>
          <table:table-cell table:style-name="Table2.A2" office:value-type="string">
            <text:p text:style-name="P27">4</text:p>
          </table:table-cell>
          <table:table-cell table:style-name="Table2.A2" office:value-type="string">
            <text:p text:style-name="P28">p</text:p>
          </table:table-cell>
          <table:table-cell table:style-name="Table2.C2" office:value-type="string">
            <text:p text:style-name="P29">Supuesto I<text:span text:style-name="T9">→</text:span></text:p>
          </table:table-cell>
        </table:table-row>
        <table:table-row>
          <table:table-cell table:style-name="Table2.A2" office:value-type="string">
            <text:p text:style-name="P27"><draw:custom-shape text:anchor-type="paragraph" draw:z-index="2" draw:name="Shape 3" draw:style-name="gr2" draw:text-style-name="P59" svg:width="6.3933in" svg:height="0.524in" svg:x="0.2445in" svg:y="0.778in"><text:p/><draw:enhanced-geometry svg:viewBox="0 0 21600 21600" draw:type="rectangle" draw:enhanced-path="M 0 0 L 21600 0 21600 21600 0 21600 0 0 Z N"/></draw:custom-shape>5</text:p>
          </table:table-cell>
          <table:table-cell table:style-name="Table2.A2" office:value-type="string">
            <text:p text:style-name="P16">q∨r</text:p>
          </table:table-cell>
          <table:table-cell table:style-name="Table2.C2" office:value-type="string">
            <text:p text:style-name="P29">E<text:span text:style-name="T9">→</text:span>1,4</text:p>
          </table:table-cell>
        </table:table-row>
        <table:table-row>
          <table:table-cell table:style-name="Table2.A2" office:value-type="string">
            <text:p text:style-name="P29">6</text:p>
          </table:table-cell>
          <table:table-cell table:style-name="Table2.A2" office:value-type="string">
            <text:p text:style-name="P29">q</text:p>
          </table:table-cell>
          <table:table-cell table:style-name="Table2.C2" office:value-type="string">
            <text:p text:style-name="P29">Suponer E<text:span text:style-name="T9">∨</text:span>5</text:p>
          </table:table-cell>
        </table:table-row>
        <table:table-row>
          <table:table-cell table:style-name="Table2.A2" office:value-type="string">
            <text:p text:style-name="P29">7</text:p>
          </table:table-cell>
          <table:table-cell table:style-name="Table2.A2" office:value-type="string">
            <text:p text:style-name="P30">s</text:p>
          </table:table-cell>
          <table:table-cell table:style-name="Table2.C2" office:value-type="string">
            <text:p text:style-name="P29">E<text:span text:style-name="T9">→</text:span>2,6</text:p>
          </table:table-cell>
        </table:table-row>
        <table:table-row>
          <table:table-cell table:style-name="Table2.A2" office:value-type="string">
            <text:p text:style-name="P29">8</text:p>
          </table:table-cell>
          <table:table-cell table:style-name="Table2.A2" office:value-type="string">
            <text:p text:style-name="P29">r</text:p>
          </table:table-cell>
          <table:table-cell table:style-name="Table2.C2" office:value-type="string">
            <text:p text:style-name="P29">Suponer E<text:span text:style-name="T9">∨</text:span>5</text:p>
          </table:table-cell>
        </table:table-row>
        <table:table-row>
          <table:table-cell table:style-name="Table2.A2" office:value-type="string">
            <text:p text:style-name="P29">9</text:p>
          </table:table-cell>
          <table:table-cell table:style-name="Table2.A2" office:value-type="string">
            <text:p text:style-name="P30">s</text:p>
          </table:table-cell>
          <table:table-cell table:style-name="Table2.C2" office:value-type="string">
            <text:p text:style-name="P29">E<text:span text:style-name="T9">→</text:span>3,8</text:p>
          </table:table-cell>
        </table:table-row>
        <table:table-row>
          <table:table-cell table:style-name="Table2.A2" office:value-type="string">
            <text:p text:style-name="P29">10</text:p>
          </table:table-cell>
          <table:table-cell table:style-name="Table2.A2" office:value-type="string">
            <text:p text:style-name="P30">s</text:p>
          </table:table-cell>
          <table:table-cell table:style-name="Table2.C2" office:value-type="string">
            <text:p text:style-name="P29">E<text:span text:style-name="T9">∨</text:span>5,6-7,8-9</text:p>
          </table:table-cell>
        </table:table-row>
        <table:table-row>
          <table:table-cell table:style-name="Table2.A2" office:value-type="string">
            <text:p text:style-name="P29">11</text:p>
          </table:table-cell>
          <table:table-cell table:style-name="Table2.A2" office:value-type="string">
            <text:p text:style-name="P29">p<text:span text:style-name="T9">→</text:span>s</text:p>
          </table:table-cell>
          <table:table-cell table:style-name="Table2.C2" office:value-type="string">
            <text:p text:style-name="P29">I<text:span text:style-name="T9">→</text:span>4-10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b.</text:p>
      <text:p text:style-name="P23"><text:span text:style-name="T10">{ q</text:span><text:span text:style-name="T11">→</text:span><text:span text:style-name="T10">r, <text:s/></text:span><text:span text:style-name="T12">¬</text:span><text:span text:style-name="T10">q</text:span><text:span text:style-name="T11">→</text:span><text:span text:style-name="T12">¬</text:span><text:span text:style-name="T10">p, p }</text:span><text:span text:style-name="T11">⊢</text:span><text:span text:style-name="T10">(q</text:span><text:span text:style-name="T11">→</text:span><text:span text:style-name="T10">r)</text:span><text:span text:style-name="T11">→</text:span><text:span text:style-name="T10">((</text:span><text:span text:style-name="T12">¬</text:span><text:span text:style-name="T10">q</text:span><text:span text:style-name="T11">→</text:span><text:span text:style-name="T12">¬</text:span><text:span text:style-name="T10">p)</text:span><text:span text:style-name="T11">→</text:span><text:span text:style-name="T10">(p</text:span><text:span text:style-name="T11">→</text:span><text:span text:style-name="T10">r)</text:span><text:span text:style-name="T13">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">1</text:p>
          </table:table-cell>
          <table:table-cell table:style-name="Table3.A1" office:value-type="string">
            <text:p text:style-name="P24"><text:span text:style-name="T10">q</text:span><text:span text:style-name="T11">→</text:span><text:span text:style-name="T10">r</text:span></text:p>
          </table:table-cell>
          <table:table-cell table:style-name="Table3.C1" office:value-type="string">
            <text:p text:style-name="P31">Premisa</text:p>
          </table:table-cell>
        </table:table-row>
        <table:table-row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24"><text:span text:style-name="T12">¬</text:span><text:span text:style-name="T10">q</text:span><text:span text:style-name="T11">→</text:span><text:span text:style-name="T12">¬</text:span><text:span text:style-name="T10">p</text:span></text:p>
          </table:table-cell>
          <table:table-cell table:style-name="Table3.C2" office:value-type="string">
            <text:p text:style-name="P31">PR</text:p>
          </table:table-cell>
        </table:table-row>
        <table:table-row>
          <table:table-cell table:style-name="Table3.A2" office:value-type="string">
            <text:p text:style-name="P31">3</text:p>
          </table:table-cell>
          <table:table-cell table:style-name="Table3.A2" office:value-type="string">
            <text:p text:style-name="P33">p</text:p>
          </table:table-cell>
          <table:table-cell table:style-name="Table3.C2" office:value-type="string">
            <text:p text:style-name="P31">PR</text:p>
          </table:table-cell>
        </table:table-row>
        <table:table-row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6"><text:span text:style-name="T10">q</text:span><text:span text:style-name="T11">→</text:span><text:span text:style-name="T10">r</text:span></text:p>
          </table:table-cell>
          <table:table-cell table:style-name="Table3.C2" office:value-type="string">
            <text:p text:style-name="P57">Supuesto I<text:span text:style-name="T11">→</text:span></text:p>
          </table:table-cell>
        </table:table-row>
        <table:table-row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6"><text:span text:style-name="T12">¬</text:span><text:span text:style-name="T10">q</text:span><text:span text:style-name="T11">→</text:span><text:span text:style-name="T12">¬</text:span><text:span text:style-name="T10">p</text:span></text:p>
          </table:table-cell>
          <table:table-cell table:style-name="Table3.C2" office:value-type="string">
            <text:p text:style-name="P57">Supuesto I<text:span text:style-name="T11">→</text:span></text:p>
          </table:table-cell>
        </table:table-row>
        <table:table-row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55">p</text:p>
          </table:table-cell>
          <table:table-cell table:style-name="Table3.C2" office:value-type="string">
            <text:p text:style-name="P57">Supuesto I<text:span text:style-name="T11">→</text:span></text:p>
          </table:table-cell>
        </table:table-row>
        <table:table-row>
          <table:table-cell table:style-name="Table3.A2" office:value-type="string">
            <text:p text:style-name="P39"><draw:custom-shape text:anchor-type="paragraph" draw:z-index="3" draw:name="Shape 7" draw:style-name="gr1" draw:text-style-name="P59" svg:width="6.413in" svg:height="0.7787in" svg:x="0.2898in" svg:y="0.0201in"><text:p/><draw:enhanced-geometry svg:viewBox="0 0 21600 21600" draw:type="rectangle" draw:enhanced-path="M 0 0 L 21600 0 21600 21600 0 21600 0 0 Z N"/></draw:custom-shape>4</text:p>
          </table:table-cell>
          <table:table-cell table:style-name="Table3.A2" office:value-type="string">
            <text:p text:style-name="P25"><text:span text:style-name="T12">¬</text:span><text:span text:style-name="T14">q</text:span></text:p>
          </table:table-cell>
          <table:table-cell table:style-name="Table3.C2" office:value-type="string">
            <text:p text:style-name="P37"><text:span text:style-name="T10">Supuesto E</text:span><text:span text:style-name="T12">¬</text:span></text:p>
          </table:table-cell>
        </table:table-row>
        <table:table-row>
          <table:table-cell table:style-name="Table3.A2" office:value-type="string">
            <text:p text:style-name="P39">5</text:p>
          </table:table-cell>
          <table:table-cell table:style-name="Table3.A2" office:value-type="string">
            <text:p text:style-name="P25"><text:span text:style-name="T12">¬</text:span><text:span text:style-name="T14">p</text:span></text:p>
          </table:table-cell>
          <table:table-cell table:style-name="Table3.C2" office:value-type="string">
            <text:p text:style-name="P37">E<text:span text:style-name="T11">→</text:span><text:span text:style-name="T16">2</text:span><text:span text:style-name="T10">,</text:span><text:span text:style-name="T17">4</text:span></text:p>
          </table:table-cell>
        </table:table-row>
        <table:table-row>
          <table:table-cell table:style-name="Table3.A2" office:value-type="string">
            <text:p text:style-name="P39">6</text:p>
          </table:table-cell>
          <table:table-cell table:style-name="Table3.A2" office:value-type="string">
            <text:p text:style-name="P37">p<text:span text:style-name="T7">^</text:span><text:span text:style-name="T12">¬</text:span><text:span text:style-name="T15">p</text:span></text:p>
          </table:table-cell>
          <table:table-cell table:style-name="Table3.C2" office:value-type="string">
            <text:p text:style-name="P37">I<text:span text:style-name="T7">^</text:span><text:span text:style-name="T17">3,5</text:span></text:p>
          </table:table-cell>
        </table:table-row>
        <table:table-row>
          <table:table-cell table:style-name="Table3.A2" office:value-type="string">
            <text:p text:style-name="P39">7</text:p>
          </table:table-cell>
          <table:table-cell table:style-name="Table3.A2" office:value-type="string">
            <text:p text:style-name="P31">q</text:p>
          </table:table-cell>
          <table:table-cell table:style-name="Table3.C2" office:value-type="string">
            <text:p text:style-name="P32">E<text:span text:style-name="T12">¬</text:span><text:span text:style-name="T17">4-6</text:span></text:p>
          </table:table-cell>
        </table:table-row>
        <table:table-row>
          <table:table-cell table:style-name="Table3.A2" office:value-type="string">
            <text:p text:style-name="P39">8</text:p>
          </table:table-cell>
          <table:table-cell table:style-name="Table3.A2" office:value-type="string">
            <text:p text:style-name="P31">r</text:p>
          </table:table-cell>
          <table:table-cell table:style-name="Table3.C2" office:value-type="string">
            <text:p text:style-name="P31">E<text:span text:style-name="T11">→</text:span><text:span text:style-name="T17">1,8</text:span></text:p>
          </table:table-cell>
        </table:table-row>
        <table:table-row>
          <table:table-cell table:style-name="Table3.A2" office:value-type="string">
            <text:p text:style-name="P39">9</text:p>
          </table:table-cell>
          <table:table-cell table:style-name="Table3.A2" office:value-type="string">
            <text:p text:style-name="P24"><text:span text:style-name="T10">p</text:span><text:span text:style-name="T11">→</text:span><text:span text:style-name="T10">r</text:span></text:p>
          </table:table-cell>
          <table:table-cell table:style-name="Table3.C2" office:value-type="string">
            <text:p text:style-name="P31">I<text:span text:style-name="T11">→</text:span><text:span text:style-name="T17">3,8</text:span></text:p>
          </table:table-cell>
        </table:table-row>
        <table:table-row>
          <table:table-cell table:style-name="Table3.A2" office:value-type="string">
            <text:p text:style-name="P39">10</text:p>
          </table:table-cell>
          <table:table-cell table:style-name="Table3.A2" office:value-type="string">
            <text:p text:style-name="P24"><text:span text:style-name="T13">(</text:span><text:span text:style-name="T12">¬</text:span><text:span text:style-name="T10">q</text:span><text:span text:style-name="T11">→</text:span><text:span text:style-name="T12">¬</text:span><text:span text:style-name="T10">p</text:span><text:span text:style-name="T13">)</text:span><text:span text:style-name="T11">→</text:span><text:span text:style-name="T13">(</text:span><text:span text:style-name="T10">p</text:span><text:span text:style-name="T11">→</text:span><text:span text:style-name="T10">r</text:span><text:span text:style-name="T13">)</text:span></text:p>
          </table:table-cell>
          <table:table-cell table:style-name="Table3.C2" office:value-type="string">
            <text:p text:style-name="P31">I<text:span text:style-name="T11">→</text:span><text:span text:style-name="T17">2,9</text:span></text:p>
          </table:table-cell>
        </table:table-row>
        <table:table-row>
          <table:table-cell table:style-name="Table3.A2" office:value-type="string">
            <text:p text:style-name="P31">1<text:span text:style-name="T19">1</text:span></text:p>
          </table:table-cell>
          <table:table-cell table:style-name="Table3.A2" office:value-type="string">
            <text:p text:style-name="P24"><text:span text:style-name="T10">(q</text:span><text:span text:style-name="T11">→</text:span><text:span text:style-name="T10">r)</text:span><text:span text:style-name="T11">→</text:span><text:span text:style-name="T10">((</text:span><text:span text:style-name="T12">¬</text:span><text:span text:style-name="T10">q</text:span><text:span text:style-name="T11">→</text:span><text:span text:style-name="T12">¬</text:span><text:span text:style-name="T10">p)</text:span><text:span text:style-name="T11">→</text:span><text:span text:style-name="T10">(p</text:span><text:span text:style-name="T11">→</text:span><text:span text:style-name="T10">r)</text:span><text:span text:style-name="T13">)</text:span></text:p>
          </table:table-cell>
          <table:table-cell table:style-name="Table3.C2" office:value-type="string">
            <text:p text:style-name="P31">I<text:span text:style-name="T11">→</text:span><text:span text:style-name="T17">1,10</text:span></text:p>
          </table:table-cell>
        </table:table-row>
      </table:table>
      <text:p text:style-name="P23"/>
      <text:p text:style-name="P43">5.<text:span text:style-name="T13"/></text:p>
      <text:p text:style-name="P43">a.<text:span text:style-name="T13"/></text:p>
      <text:p text:style-name="P47">7: Despues del supuesto E<text:span text:style-name="T2">¬, </text:span>debe haber la resolución del supuesto, no un CONTRA<text:span text:style-name="T13"/></text:p>
      <text:p text:style-name="P43">b.<text:span text:style-name="T13"/></text:p>
      <text:p text:style-name="P34">5: No se puede eliminar la conjunción teniendo la implicación detrás.<text:span text:style-name="T13"/></text:p>
      <text:p text:style-name="P34"/>
      <text:p text:style-name="P44">6.<text:span text:style-name="T13"/></text:p>
      <text:p text:style-name="P44">a.<text:span text:style-name="T13"/></text:p>
      <text:p text:style-name="P35">p: tener trabajo<text:span text:style-name="T13"/></text:p>
      <text:p text:style-name="P35">q: tener coche<text:span text:style-name="T13"/></text:p>
      <text:p text:style-name="P35">r: poder comprar un piso<text:span text:style-name="T13"/></text:p>
      <text:p text:style-name="P35">s: tener deudas<text:span text:style-name="T13"/></text:p>
      <text:p text:style-name="P35"/>
      <text:p text:style-name="P36">{(p^q)<text:span text:style-name="T9">→</text:span>r, (q^<text:span text:style-name="T2">¬</text:span>s)<text:span text:style-name="T9">→</text:span>r, <text:span text:style-name="T21">p</text:span><text:span text:style-name="T20">}</text:span><text:span text:style-name="T9">⊢</text:span><text:span text:style-name="T2">¬</text:span>s<text:span text:style-name="T13"/></text:p>
      <text:p text:style-name="P36"/>
      <text:p text:style-name="P45">b.<text:span text:style-name="T13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0">1</text:p>
          </table:table-cell>
          <table:table-cell table:style-name="Table4.A1" office:value-type="string">
            <text:p text:style-name="P51">(p^q)<text:span text:style-name="T9">→</text:span>r<text:span text:style-name="T13"/></text:p>
          </table:table-cell>
          <table:table-cell table:style-name="Table4.C1" office:value-type="string">
            <text:p text:style-name="P40">Premisa</text:p>
          </table:table-cell>
        </table:table-row>
        <table:table-row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51">(q^<text:span text:style-name="T2">¬</text:span>s)<text:span text:style-name="T9">→</text:span>r<text:span text:style-name="T13"/></text:p>
          </table:table-cell>
          <table:table-cell table:style-name="Table4.C2" office:value-type="string">
            <text:p text:style-name="P40">PR</text:p>
          </table:table-cell>
        </table:table-row>
        <table:table-row>
          <table:table-cell table:style-name="Table4.A2" office:value-type="string">
            <text:p text:style-name="P40">3</text:p>
          </table:table-cell>
          <table:table-cell table:style-name="Table4.A2" office:value-type="string">
            <text:p text:style-name="P54">p<text:span text:style-name="T13"/></text:p>
          </table:table-cell>
          <table:table-cell table:style-name="Table4.C2" office:value-type="string">
            <text:p text:style-name="P40">PR</text:p>
          </table:table-cell>
        </table:table-row>
        <table:table-row>
          <table:table-cell table:style-name="Table4.A2" office:value-type="string">
            <text:p text:style-name="P57">4</text:p>
          </table:table-cell>
          <table:table-cell table:style-name="Table4.A2" office:value-type="string">
            <text:p text:style-name="P53"><text:span text:style-name="T2">¬</text:span>s<text:span text:style-name="T13"/></text:p>
          </table:table-cell>
          <table:table-cell table:style-name="Table4.C2" office:value-type="string">
            <text:p text:style-name="P58">PR conclusion</text:p>
          </table:table-cell>
        </table:table-row>
        <table:table-row>
          <table:table-cell table:style-name="Table4.A2" office:value-type="string">
            <text:p text:style-name="P57">5</text:p>
          </table:table-cell>
          <table:table-cell table:style-name="Table4.A2" office:value-type="string">
            <text:p text:style-name="P41"/>
          </table:table-cell>
          <table:table-cell table:style-name="Table4.C2" office:value-type="string">
            <text:p text:style-name="P41"><text:span text:style-name="T11"/></text:p>
          </table:table-cell>
        </table:table-row>
        <table:table-row>
          <table:table-cell table:style-name="Table4.A2" office:value-type="string">
            <text:p text:style-name="P57">6</text:p>
          </table:table-cell>
          <table:table-cell table:style-name="Table4.A2" office:value-type="string">
            <text:p text:style-name="P52"/>
          </table:table-cell>
          <table:table-cell table:style-name="Table4.C2" office:value-type="string">
            <text:p text:style-name="P41"/>
          </table:table-cell>
        </table:table-row>
        <text:soft-page-break/>
        <table:table-row>
          <table:table-cell table:style-name="Table4.A2" office:value-type="string">
            <text:p text:style-name="P41">6</text:p>
          </table:table-cell>
          <table:table-cell table:style-name="Table4.A2" office:value-type="string">
            <text:p text:style-name="P41">r</text:p>
          </table:table-cell>
          <table:table-cell table:style-name="Table4.C2" office:value-type="string">
            <text:p text:style-name="P41">E<text:span text:style-name="T11">→</text:span><text:span text:style-name="T10">1,4-5</text:span>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46:55.101528854</meta:creation-date>
    <dc:date>2023-10-17T18:41:37.150367092</dc:date>
    <meta:editing-duration>P3DT20H52M54S</meta:editing-duration>
    <meta:editing-cycles>29</meta:editing-cycles>
    <meta:generator>LibreOffice/7.4.7.2$Linux_X86_64 LibreOffice_project/40$Build-2</meta:generator>
    <meta:document-statistic meta:table-count="4" meta:image-count="0" meta:object-count="0" meta:page-count="4" meta:paragraph-count="206" meta:word-count="467" meta:character-count="1800" meta:non-whitespace-character-count="1537"/>
  </office:meta>
</office:document-meta>
</file>